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330222514" text:style-name="L1">
              <text:list-header>
                <text:p text:style-name="P11">Tarefas devem ter:</text:p>
              </text:list-header>
              <text:list-item>
                <text:p text:style-name="P11"><text:bookmark-start text:name="DDE_LINK"/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><text:bookmark-end text:name="DDE_LINK"/>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22:30 – 00:00</text:p>
            <text:p text:style-name="P7">17:40 – 00:15</text:p>
            <text:p text:style-name="P7">16:10 – 18:13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5:50 – 16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6:50 – 18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706664444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20:41 – 00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>feito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>17:30 – 18:00</text:p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>18:00 – 18:13</text:p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>18:13 – 18:20</text:p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1224696676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>18:20 – 18:25</text:p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1031945671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21T21:00:20</dc:date>
    <meta:editing-duration>PT06H58M37S</meta:editing-duration>
    <meta:editing-cycles>21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94" meta:word-count="692" meta:character-count="3747"/>
    <meta:user-defined meta:name="Info 1"/>
    <meta:user-defined meta:name="Info 2"/>
    <meta:user-defined meta:name="Info 3"/>
    <meta:user-defined meta:name="Info 4"/>
  </office:meta>
</office:document-meta>
</file>